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02cm" fo:min-width="7.12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02cm" fo:min-width="7.12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02cm" fo:min-width="7.12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02cm" fo:min-width="7.12cm"/>
      <style:paragraph-properties style:writing-mode="lr-tb"/>
    </style:style>
    <style:style style:name="gr5" style:family="graphic" style:parent-style-name="standard">
      <style:graphic-properties draw:fill-color="#72c6cf" draw:textarea-horizontal-align="justify" draw:textarea-vertical-align="middle" draw:auto-grow-height="false" fo:min-height="1.02cm" fo:min-width="7.1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7.12cm"/>
      <style:paragraph-properties style:writing-mode="lr-tb"/>
    </style:style>
    <style:style style:name="gr7" style:family="graphic" style:parent-style-name="standard">
      <style:graphic-properties draw:fill-color="#ffd8ce" draw:textarea-horizontal-align="justify" draw:textarea-vertical-align="middle" draw:auto-grow-height="false" fo:min-height="1.02cm" fo:min-width="7.12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72c6c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draw:transform="rotate (1.5707963267949) translate (4.81cm 9.89cm)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27cm" draw:transform="rotate (1.5707963267949) translate (11.16cm 9.89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17.51cm 9.89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27cm" draw:transform="rotate (1.5707963267949) translate (23.86cm 9.89cm)">
          <text:p text:style-name="P1">maxpool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30.21cm 9.89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2cm" svg:height="1.27cm" draw:transform="rotate (1.5707963267949) translate (35.29cm 36.56cm)">
          <text:p text:style-name="P1">flatte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62cm" svg:height="1.27cm" draw:transform="rotate (1.5707963267949) translate (55.61cm 36.533cm)">
          <text:p text:style-name="P1">den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27cm" draw:transform="rotate (1.5707963267949) translate (11.16cm 18.78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17.51cm 18.78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27cm" draw:transform="rotate (1.5707963267949) translate (23.86cm 18.78cm)">
          <text:p text:style-name="P1">maxpool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30.21cm 18.78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27cm" draw:transform="rotate (1.5707963267949) translate (11.16cm 27.67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17.51cm 27.67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27cm" draw:transform="rotate (1.5707963267949) translate (23.86cm 27.67cm)">
          <text:p text:style-name="P1">maxpool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30.21cm 27.67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27cm" draw:transform="rotate (1.5707963267949) translate (11.133cm 36.56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17.483cm 36.56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27cm" draw:transform="rotate (1.5707963267949) translate (23.833cm 36.56cm)">
          <text:p text:style-name="P1">maxpool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30.183cm 36.56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60.69cm 36.587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65.77cm 36.587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62cm" svg:height="1.27cm" draw:transform="rotate (1.5707963267949) translate (70.85cm 36.587cm)">
          <text:p text:style-name="P1">dens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draw:transform="rotate (1.5707963267949) translate (50.53cm 36.56cm)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draw:transform="rotate (1.5707963267949) translate (45.45cm 36.587cm)"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62cm" svg:height="1.27cm" draw:transform="rotate (1.5707963267949) translate (40.37cm 36.56cm)">
          <text:p text:style-name="P1">dense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6.08cm" svg:y1="5.953cm" svg:x2="11.16cm" svg:y2="5.953cm">
          <text:p/>
        </draw:line>
        <draw:line draw:style-name="gr8" draw:text-style-name="P9" draw:layer="layout" svg:x1="13.727cm" svg:y1="3.54cm" svg:x2="12.457cm" svg:y2="3.54cm">
          <text:p/>
        </draw:line>
        <draw:line draw:style-name="gr8" draw:text-style-name="P9" draw:layer="layout" svg:x1="13.7cm" svg:y1="4.81cm" svg:x2="12.43cm" svg:y2="4.81cm">
          <text:p/>
        </draw:line>
        <draw:line draw:style-name="gr8" draw:text-style-name="P9" draw:layer="layout" svg:x1="13.7cm" svg:y1="6.08cm" svg:x2="12.43cm" svg:y2="6.08cm">
          <text:p/>
        </draw:line>
        <draw:line draw:style-name="gr8" draw:text-style-name="P9" draw:layer="layout" svg:x1="13.7cm" svg:y1="7.35cm" svg:x2="12.43cm" svg:y2="7.35cm">
          <text:p/>
        </draw:line>
        <draw:line draw:style-name="gr8" draw:text-style-name="P9" draw:layer="layout" svg:x1="13.7cm" svg:y1="8.62cm" svg:x2="12.43cm" svg:y2="8.62cm">
          <text:p/>
        </draw:line>
        <draw:line draw:style-name="gr9" draw:text-style-name="P1" draw:layer="layout" svg:x1="14.081cm" svg:y1="3.54cm" svg:x2="14.081cm" svg:y2="8.62cm">
          <text:p/>
        </draw:line>
        <draw:frame draw:style-name="gr10" draw:text-style-name="P10" draw:layer="layout" svg:width="1.205cm" svg:height="0.962cm" svg:x="14.335cm" svg:y="5.699cm">
          <draw:text-box>
            <text:p>32</text:p>
          </draw:text-box>
        </draw:frame>
        <draw:line draw:style-name="gr8" draw:text-style-name="P9" draw:layer="layout" svg:x1="20.077cm" svg:y1="3.54cm" svg:x2="18.807cm" svg:y2="3.54cm">
          <text:p/>
        </draw:line>
        <draw:line draw:style-name="gr8" draw:text-style-name="P9" draw:layer="layout" svg:x1="20.05cm" svg:y1="4.81cm" svg:x2="18.78cm" svg:y2="4.81cm">
          <text:p/>
        </draw:line>
        <draw:line draw:style-name="gr8" draw:text-style-name="P9" draw:layer="layout" svg:x1="20.05cm" svg:y1="6.08cm" svg:x2="18.78cm" svg:y2="6.08cm">
          <text:p/>
        </draw:line>
        <draw:line draw:style-name="gr8" draw:text-style-name="P9" draw:layer="layout" svg:x1="20.05cm" svg:y1="7.35cm" svg:x2="18.78cm" svg:y2="7.35cm">
          <text:p/>
        </draw:line>
        <draw:line draw:style-name="gr8" draw:text-style-name="P9" draw:layer="layout" svg:x1="20.05cm" svg:y1="8.62cm" svg:x2="18.78cm" svg:y2="8.62cm">
          <text:p/>
        </draw:line>
        <draw:line draw:style-name="gr9" draw:text-style-name="P1" draw:layer="layout" svg:x1="20.431cm" svg:y1="3.54cm" svg:x2="20.431cm" svg:y2="8.62cm">
          <text:p/>
        </draw:line>
        <draw:frame draw:style-name="gr10" draw:text-style-name="P10" draw:layer="layout" svg:width="1.205cm" svg:height="0.962cm" svg:x="20.685cm" svg:y="5.699cm">
          <draw:text-box>
            <text:p>32</text:p>
          </draw:text-box>
        </draw:frame>
        <draw:line draw:style-name="gr8" draw:text-style-name="P9" draw:layer="layout" svg:x1="26.427cm" svg:y1="3.54cm" svg:x2="25.157cm" svg:y2="3.54cm">
          <text:p/>
        </draw:line>
        <draw:line draw:style-name="gr8" draw:text-style-name="P9" draw:layer="layout" svg:x1="26.4cm" svg:y1="4.81cm" svg:x2="25.13cm" svg:y2="4.81cm">
          <text:p/>
        </draw:line>
        <draw:line draw:style-name="gr8" draw:text-style-name="P9" draw:layer="layout" svg:x1="26.4cm" svg:y1="6.08cm" svg:x2="25.13cm" svg:y2="6.08cm">
          <text:p/>
        </draw:line>
        <draw:line draw:style-name="gr8" draw:text-style-name="P9" draw:layer="layout" svg:x1="26.4cm" svg:y1="7.35cm" svg:x2="25.13cm" svg:y2="7.35cm">
          <text:p/>
        </draw:line>
        <draw:line draw:style-name="gr8" draw:text-style-name="P9" draw:layer="layout" svg:x1="26.4cm" svg:y1="8.62cm" svg:x2="25.13cm" svg:y2="8.62cm">
          <text:p/>
        </draw:line>
        <draw:line draw:style-name="gr9" draw:text-style-name="P1" draw:layer="layout" svg:x1="26.781cm" svg:y1="3.54cm" svg:x2="26.781cm" svg:y2="8.62cm">
          <text:p/>
        </draw:line>
        <draw:frame draw:style-name="gr10" draw:text-style-name="P10" draw:layer="layout" svg:width="1.205cm" svg:height="0.962cm" svg:x="27.543cm" svg:y="5.699cm">
          <draw:text-box>
            <text:p>32</text:p>
          </draw:text-box>
        </draw:frame>
        <draw:line draw:style-name="gr8" draw:text-style-name="P9" draw:layer="layout" svg:x1="13.808cm" svg:y1="12.43cm" svg:x2="12.538cm" svg:y2="12.43cm">
          <text:p/>
        </draw:line>
        <draw:line draw:style-name="gr8" draw:text-style-name="P9" draw:layer="layout" svg:x1="13.781cm" svg:y1="13.7cm" svg:x2="12.511cm" svg:y2="13.7cm">
          <text:p/>
        </draw:line>
        <draw:line draw:style-name="gr8" draw:text-style-name="P9" draw:layer="layout" svg:x1="13.781cm" svg:y1="14.97cm" svg:x2="12.511cm" svg:y2="14.97cm">
          <text:p/>
        </draw:line>
        <draw:line draw:style-name="gr8" draw:text-style-name="P9" draw:layer="layout" svg:x1="13.781cm" svg:y1="16.24cm" svg:x2="12.511cm" svg:y2="16.24cm">
          <text:p/>
        </draw:line>
        <draw:line draw:style-name="gr8" draw:text-style-name="P9" draw:layer="layout" svg:x1="13.781cm" svg:y1="17.51cm" svg:x2="12.511cm" svg:y2="17.51cm">
          <text:p/>
        </draw:line>
        <draw:line draw:style-name="gr9" draw:text-style-name="P1" draw:layer="layout" svg:x1="14.162cm" svg:y1="12.43cm" svg:x2="14.162cm" svg:y2="17.51cm">
          <text:p/>
        </draw:line>
        <draw:line draw:style-name="gr8" draw:text-style-name="P9" draw:layer="layout" svg:x1="20.077cm" svg:y1="12.43cm" svg:x2="18.807cm" svg:y2="12.43cm">
          <text:p/>
        </draw:line>
        <draw:line draw:style-name="gr8" draw:text-style-name="P9" draw:layer="layout" svg:x1="20.05cm" svg:y1="13.7cm" svg:x2="18.78cm" svg:y2="13.7cm">
          <text:p/>
        </draw:line>
        <draw:line draw:style-name="gr8" draw:text-style-name="P9" draw:layer="layout" svg:x1="20.05cm" svg:y1="14.97cm" svg:x2="18.78cm" svg:y2="14.97cm">
          <text:p/>
        </draw:line>
        <draw:line draw:style-name="gr8" draw:text-style-name="P9" draw:layer="layout" svg:x1="20.05cm" svg:y1="16.24cm" svg:x2="18.78cm" svg:y2="16.24cm">
          <text:p/>
        </draw:line>
        <draw:line draw:style-name="gr8" draw:text-style-name="P9" draw:layer="layout" svg:x1="20.05cm" svg:y1="17.51cm" svg:x2="18.78cm" svg:y2="17.51cm">
          <text:p/>
        </draw:line>
        <draw:line draw:style-name="gr9" draw:text-style-name="P1" draw:layer="layout" svg:x1="20.431cm" svg:y1="12.43cm" svg:x2="20.431cm" svg:y2="17.51cm">
          <text:p/>
        </draw:line>
        <draw:line draw:style-name="gr8" draw:text-style-name="P9" draw:layer="layout" svg:x1="26.427cm" svg:y1="12.43cm" svg:x2="25.157cm" svg:y2="12.43cm">
          <text:p/>
        </draw:line>
        <draw:line draw:style-name="gr8" draw:text-style-name="P9" draw:layer="layout" svg:x1="26.4cm" svg:y1="13.7cm" svg:x2="25.13cm" svg:y2="13.7cm">
          <text:p/>
        </draw:line>
        <draw:line draw:style-name="gr8" draw:text-style-name="P9" draw:layer="layout" svg:x1="26.4cm" svg:y1="14.97cm" svg:x2="25.13cm" svg:y2="14.97cm">
          <text:p/>
        </draw:line>
        <draw:line draw:style-name="gr8" draw:text-style-name="P9" draw:layer="layout" svg:x1="26.4cm" svg:y1="16.24cm" svg:x2="25.13cm" svg:y2="16.24cm">
          <text:p/>
        </draw:line>
        <draw:line draw:style-name="gr8" draw:text-style-name="P9" draw:layer="layout" svg:x1="26.4cm" svg:y1="17.51cm" svg:x2="25.13cm" svg:y2="17.51cm">
          <text:p/>
        </draw:line>
        <draw:line draw:style-name="gr9" draw:text-style-name="P1" draw:layer="layout" svg:x1="26.781cm" svg:y1="12.43cm" svg:x2="26.781cm" svg:y2="17.51cm">
          <text:p/>
        </draw:line>
        <draw:line draw:style-name="gr8" draw:text-style-name="P9" draw:layer="layout" svg:x1="33.031cm" svg:y1="12.43cm" svg:x2="31.761cm" svg:y2="12.43cm">
          <text:p/>
        </draw:line>
        <draw:line draw:style-name="gr8" draw:text-style-name="P9" draw:layer="layout" svg:x1="33.004cm" svg:y1="13.7cm" svg:x2="31.734cm" svg:y2="13.7cm">
          <text:p/>
        </draw:line>
        <draw:line draw:style-name="gr8" draw:text-style-name="P9" draw:layer="layout" svg:x1="33.004cm" svg:y1="14.97cm" svg:x2="31.734cm" svg:y2="14.97cm">
          <text:p/>
        </draw:line>
        <draw:line draw:style-name="gr8" draw:text-style-name="P9" draw:layer="layout" svg:x1="33.004cm" svg:y1="16.24cm" svg:x2="31.734cm" svg:y2="16.24cm">
          <text:p/>
        </draw:line>
        <draw:line draw:style-name="gr8" draw:text-style-name="P9" draw:layer="layout" svg:x1="33.004cm" svg:y1="17.51cm" svg:x2="31.734cm" svg:y2="17.51cm">
          <text:p/>
        </draw:line>
        <draw:line draw:style-name="gr9" draw:text-style-name="P1" draw:layer="layout" svg:x1="33.385cm" svg:y1="12.43cm" svg:x2="33.385cm" svg:y2="17.51cm">
          <text:p/>
        </draw:line>
        <draw:line draw:style-name="gr8" draw:text-style-name="P9" draw:layer="layout" svg:x1="32.777cm" svg:y1="3.54cm" svg:x2="31.507cm" svg:y2="3.54cm">
          <text:p/>
        </draw:line>
        <draw:line draw:style-name="gr8" draw:text-style-name="P9" draw:layer="layout" svg:x1="32.75cm" svg:y1="4.81cm" svg:x2="31.48cm" svg:y2="4.81cm">
          <text:p/>
        </draw:line>
        <draw:line draw:style-name="gr8" draw:text-style-name="P9" draw:layer="layout" svg:x1="32.75cm" svg:y1="6.08cm" svg:x2="31.48cm" svg:y2="6.08cm">
          <text:p/>
        </draw:line>
        <draw:line draw:style-name="gr8" draw:text-style-name="P9" draw:layer="layout" svg:x1="32.75cm" svg:y1="7.35cm" svg:x2="31.48cm" svg:y2="7.35cm">
          <text:p/>
        </draw:line>
        <draw:line draw:style-name="gr8" draw:text-style-name="P9" draw:layer="layout" svg:x1="32.75cm" svg:y1="8.62cm" svg:x2="31.48cm" svg:y2="8.62cm">
          <text:p/>
        </draw:line>
        <draw:line draw:style-name="gr9" draw:text-style-name="P1" draw:layer="layout" svg:x1="33.131cm" svg:y1="3.54cm" svg:x2="33.131cm" svg:y2="8.62cm">
          <text:p/>
        </draw:line>
        <draw:frame draw:style-name="gr10" draw:text-style-name="P10" draw:layer="layout" svg:width="1.205cm" svg:height="0.962cm" svg:x="34.147cm" svg:y="5.572cm">
          <draw:text-box>
            <text:p>32</text:p>
          </draw:text-box>
        </draw:frame>
        <draw:frame draw:style-name="gr10" draw:text-style-name="P10" draw:layer="layout" svg:width="1.205cm" svg:height="0.962cm" svg:x="14.843cm" svg:y="14.081cm">
          <draw:text-box>
            <text:p>64</text:p>
          </draw:text-box>
        </draw:frame>
        <draw:frame draw:style-name="gr10" draw:text-style-name="P10" draw:layer="layout" svg:width="1.205cm" svg:height="0.962cm" svg:x="21.193cm" svg:y="14.462cm">
          <draw:text-box>
            <text:p>64</text:p>
          </draw:text-box>
        </draw:frame>
        <draw:frame draw:style-name="gr10" draw:text-style-name="P10" draw:layer="layout" svg:width="1.205cm" svg:height="0.962cm" svg:x="27.416cm" svg:y="14.462cm">
          <draw:text-box>
            <text:p>64</text:p>
          </draw:text-box>
        </draw:frame>
        <draw:frame draw:style-name="gr10" draw:text-style-name="P10" draw:layer="layout" svg:width="1.205cm" svg:height="0.962cm" svg:x="34.274cm" svg:y="14.462cm">
          <draw:text-box>
            <text:p>64</text:p>
          </draw:text-box>
        </draw:frame>
        <draw:line draw:style-name="gr8" draw:text-style-name="P9" draw:layer="layout" svg:x1="13.746cm" svg:y1="21.32cm" svg:x2="12.476cm" svg:y2="21.32cm">
          <text:p/>
        </draw:line>
        <draw:line draw:style-name="gr8" draw:text-style-name="P9" draw:layer="layout" svg:x1="13.719cm" svg:y1="22.59cm" svg:x2="12.449cm" svg:y2="22.59cm">
          <text:p/>
        </draw:line>
        <draw:line draw:style-name="gr8" draw:text-style-name="P9" draw:layer="layout" svg:x1="13.719cm" svg:y1="23.86cm" svg:x2="12.449cm" svg:y2="23.86cm">
          <text:p/>
        </draw:line>
        <draw:line draw:style-name="gr8" draw:text-style-name="P9" draw:layer="layout" svg:x1="13.719cm" svg:y1="25.13cm" svg:x2="12.449cm" svg:y2="25.13cm">
          <text:p/>
        </draw:line>
        <draw:line draw:style-name="gr8" draw:text-style-name="P9" draw:layer="layout" svg:x1="13.719cm" svg:y1="26.4cm" svg:x2="12.449cm" svg:y2="26.4cm">
          <text:p/>
        </draw:line>
        <draw:line draw:style-name="gr9" draw:text-style-name="P1" draw:layer="layout" svg:x1="14.1cm" svg:y1="21.32cm" svg:x2="14.1cm" svg:y2="26.4cm">
          <text:p/>
        </draw:line>
        <draw:frame draw:style-name="gr10" draw:text-style-name="P10" draw:layer="layout" svg:width="1.556cm" svg:height="0.962cm" svg:x="14.781cm" svg:y="22.971cm">
          <draw:text-box>
            <text:p>128</text:p>
          </draw:text-box>
        </draw:frame>
        <draw:line draw:style-name="gr8" draw:text-style-name="P9" draw:layer="layout" svg:x1="20.204cm" svg:y1="21.32cm" svg:x2="18.934cm" svg:y2="21.32cm">
          <text:p/>
        </draw:line>
        <draw:line draw:style-name="gr8" draw:text-style-name="P9" draw:layer="layout" svg:x1="20.177cm" svg:y1="22.59cm" svg:x2="18.907cm" svg:y2="22.59cm">
          <text:p/>
        </draw:line>
        <draw:line draw:style-name="gr8" draw:text-style-name="P9" draw:layer="layout" svg:x1="20.177cm" svg:y1="23.86cm" svg:x2="18.907cm" svg:y2="23.86cm">
          <text:p/>
        </draw:line>
        <draw:line draw:style-name="gr8" draw:text-style-name="P9" draw:layer="layout" svg:x1="20.177cm" svg:y1="25.13cm" svg:x2="18.907cm" svg:y2="25.13cm">
          <text:p/>
        </draw:line>
        <draw:line draw:style-name="gr8" draw:text-style-name="P9" draw:layer="layout" svg:x1="20.177cm" svg:y1="26.4cm" svg:x2="18.907cm" svg:y2="26.4cm">
          <text:p/>
        </draw:line>
        <draw:line draw:style-name="gr9" draw:text-style-name="P1" draw:layer="layout" svg:x1="20.558cm" svg:y1="21.32cm" svg:x2="20.558cm" svg:y2="26.4cm">
          <text:p/>
        </draw:line>
        <draw:frame draw:style-name="gr10" draw:text-style-name="P10" draw:layer="layout" svg:width="1.556cm" svg:height="0.962cm" svg:x="21.239cm" svg:y="22.971cm">
          <draw:text-box>
            <text:p>128</text:p>
          </draw:text-box>
        </draw:frame>
        <draw:line draw:style-name="gr8" draw:text-style-name="P9" draw:layer="layout" svg:x1="26.554cm" svg:y1="21.32cm" svg:x2="25.284cm" svg:y2="21.32cm">
          <text:p/>
        </draw:line>
        <draw:line draw:style-name="gr8" draw:text-style-name="P9" draw:layer="layout" svg:x1="26.527cm" svg:y1="22.59cm" svg:x2="25.257cm" svg:y2="22.59cm">
          <text:p/>
        </draw:line>
        <draw:line draw:style-name="gr8" draw:text-style-name="P9" draw:layer="layout" svg:x1="26.527cm" svg:y1="23.86cm" svg:x2="25.257cm" svg:y2="23.86cm">
          <text:p/>
        </draw:line>
        <draw:line draw:style-name="gr8" draw:text-style-name="P9" draw:layer="layout" svg:x1="26.527cm" svg:y1="25.13cm" svg:x2="25.257cm" svg:y2="25.13cm">
          <text:p/>
        </draw:line>
        <draw:line draw:style-name="gr8" draw:text-style-name="P9" draw:layer="layout" svg:x1="26.527cm" svg:y1="26.4cm" svg:x2="25.257cm" svg:y2="26.4cm">
          <text:p/>
        </draw:line>
        <draw:line draw:style-name="gr9" draw:text-style-name="P1" draw:layer="layout" svg:x1="26.908cm" svg:y1="21.32cm" svg:x2="26.908cm" svg:y2="26.4cm">
          <text:p/>
        </draw:line>
        <draw:frame draw:style-name="gr10" draw:text-style-name="P10" draw:layer="layout" svg:width="1.556cm" svg:height="0.962cm" svg:x="27.589cm" svg:y="22.971cm">
          <draw:text-box>
            <text:p>128</text:p>
          </draw:text-box>
        </draw:frame>
        <draw:line draw:style-name="gr8" draw:text-style-name="P9" draw:layer="layout" svg:x1="32.923cm" svg:y1="21.32cm" svg:x2="31.653cm" svg:y2="21.32cm">
          <text:p/>
        </draw:line>
        <draw:line draw:style-name="gr8" draw:text-style-name="P9" draw:layer="layout" svg:x1="32.896cm" svg:y1="22.59cm" svg:x2="31.626cm" svg:y2="22.59cm">
          <text:p/>
        </draw:line>
        <draw:line draw:style-name="gr8" draw:text-style-name="P9" draw:layer="layout" svg:x1="32.896cm" svg:y1="23.86cm" svg:x2="31.626cm" svg:y2="23.86cm">
          <text:p/>
        </draw:line>
        <draw:line draw:style-name="gr8" draw:text-style-name="P9" draw:layer="layout" svg:x1="32.896cm" svg:y1="25.13cm" svg:x2="31.626cm" svg:y2="25.13cm">
          <text:p/>
        </draw:line>
        <draw:line draw:style-name="gr8" draw:text-style-name="P9" draw:layer="layout" svg:x1="32.896cm" svg:y1="26.4cm" svg:x2="31.626cm" svg:y2="26.4cm">
          <text:p/>
        </draw:line>
        <draw:line draw:style-name="gr9" draw:text-style-name="P1" draw:layer="layout" svg:x1="33.277cm" svg:y1="21.32cm" svg:x2="33.277cm" svg:y2="26.4cm">
          <text:p/>
        </draw:line>
        <draw:frame draw:style-name="gr10" draw:text-style-name="P10" draw:layer="layout" svg:width="1.556cm" svg:height="0.962cm" svg:x="33.958cm" svg:y="22.971cm">
          <draw:text-box>
            <text:p>128</text:p>
          </draw:text-box>
        </draw:frame>
        <draw:line draw:style-name="gr8" draw:text-style-name="P9" draw:layer="layout" svg:x1="13.727cm" svg:y1="30.21cm" svg:x2="12.457cm" svg:y2="30.21cm">
          <text:p/>
        </draw:line>
        <draw:line draw:style-name="gr8" draw:text-style-name="P9" draw:layer="layout" svg:x1="13.7cm" svg:y1="31.48cm" svg:x2="12.43cm" svg:y2="31.48cm">
          <text:p/>
        </draw:line>
        <draw:line draw:style-name="gr8" draw:text-style-name="P9" draw:layer="layout" svg:x1="13.7cm" svg:y1="32.75cm" svg:x2="12.43cm" svg:y2="32.75cm">
          <text:p/>
        </draw:line>
        <draw:line draw:style-name="gr8" draw:text-style-name="P9" draw:layer="layout" svg:x1="13.7cm" svg:y1="34.02cm" svg:x2="12.43cm" svg:y2="34.02cm">
          <text:p/>
        </draw:line>
        <draw:line draw:style-name="gr8" draw:text-style-name="P9" draw:layer="layout" svg:x1="13.7cm" svg:y1="35.29cm" svg:x2="12.43cm" svg:y2="35.29cm">
          <text:p/>
        </draw:line>
        <draw:line draw:style-name="gr9" draw:text-style-name="P1" draw:layer="layout" svg:x1="14.081cm" svg:y1="30.21cm" svg:x2="14.081cm" svg:y2="35.29cm">
          <text:p/>
        </draw:line>
        <draw:frame draw:style-name="gr10" draw:text-style-name="P10" draw:layer="layout" svg:width="1.556cm" svg:height="0.962cm" svg:x="14.762cm" svg:y="31.861cm">
          <draw:text-box>
            <text:p>256</text:p>
          </draw:text-box>
        </draw:frame>
        <draw:line draw:style-name="gr8" draw:text-style-name="P9" draw:layer="layout" svg:x1="20.253cm" svg:y1="30.21cm" svg:x2="18.983cm" svg:y2="30.21cm">
          <text:p/>
        </draw:line>
        <draw:line draw:style-name="gr8" draw:text-style-name="P9" draw:layer="layout" svg:x1="20.226cm" svg:y1="31.48cm" svg:x2="18.956cm" svg:y2="31.48cm">
          <text:p/>
        </draw:line>
        <draw:line draw:style-name="gr8" draw:text-style-name="P9" draw:layer="layout" svg:x1="20.226cm" svg:y1="32.75cm" svg:x2="18.956cm" svg:y2="32.75cm">
          <text:p/>
        </draw:line>
        <draw:line draw:style-name="gr8" draw:text-style-name="P9" draw:layer="layout" svg:x1="20.226cm" svg:y1="34.02cm" svg:x2="18.956cm" svg:y2="34.02cm">
          <text:p/>
        </draw:line>
        <draw:line draw:style-name="gr8" draw:text-style-name="P9" draw:layer="layout" svg:x1="20.226cm" svg:y1="35.29cm" svg:x2="18.956cm" svg:y2="35.29cm">
          <text:p/>
        </draw:line>
        <draw:line draw:style-name="gr9" draw:text-style-name="P1" draw:layer="layout" svg:x1="20.607cm" svg:y1="30.21cm" svg:x2="20.607cm" svg:y2="35.29cm">
          <text:p/>
        </draw:line>
        <draw:frame draw:style-name="gr10" draw:text-style-name="P10" draw:layer="layout" svg:width="1.556cm" svg:height="0.962cm" svg:x="21.288cm" svg:y="31.861cm">
          <draw:text-box>
            <text:p>256</text:p>
          </draw:text-box>
        </draw:frame>
        <draw:line draw:style-name="gr8" draw:text-style-name="P9" draw:layer="layout" svg:x1="26.476cm" svg:y1="30.21cm" svg:x2="25.206cm" svg:y2="30.21cm">
          <text:p/>
        </draw:line>
        <draw:line draw:style-name="gr8" draw:text-style-name="P9" draw:layer="layout" svg:x1="26.449cm" svg:y1="31.48cm" svg:x2="25.179cm" svg:y2="31.48cm">
          <text:p/>
        </draw:line>
        <draw:line draw:style-name="gr8" draw:text-style-name="P9" draw:layer="layout" svg:x1="26.449cm" svg:y1="32.75cm" svg:x2="25.179cm" svg:y2="32.75cm">
          <text:p/>
        </draw:line>
        <draw:line draw:style-name="gr8" draw:text-style-name="P9" draw:layer="layout" svg:x1="26.449cm" svg:y1="34.02cm" svg:x2="25.179cm" svg:y2="34.02cm">
          <text:p/>
        </draw:line>
        <draw:line draw:style-name="gr8" draw:text-style-name="P9" draw:layer="layout" svg:x1="26.449cm" svg:y1="35.29cm" svg:x2="25.179cm" svg:y2="35.29cm">
          <text:p/>
        </draw:line>
        <draw:line draw:style-name="gr9" draw:text-style-name="P1" draw:layer="layout" svg:x1="26.83cm" svg:y1="30.21cm" svg:x2="26.83cm" svg:y2="35.29cm">
          <text:p/>
        </draw:line>
        <draw:frame draw:style-name="gr10" draw:text-style-name="P10" draw:layer="layout" svg:width="1.556cm" svg:height="0.962cm" svg:x="27.511cm" svg:y="31.861cm">
          <draw:text-box>
            <text:p>256</text:p>
          </draw:text-box>
        </draw:frame>
        <draw:line draw:style-name="gr8" draw:text-style-name="P9" draw:layer="layout" svg:x1="32.826cm" svg:y1="30.21cm" svg:x2="31.556cm" svg:y2="30.21cm">
          <text:p/>
        </draw:line>
        <draw:line draw:style-name="gr8" draw:text-style-name="P9" draw:layer="layout" svg:x1="32.799cm" svg:y1="31.48cm" svg:x2="31.529cm" svg:y2="31.48cm">
          <text:p/>
        </draw:line>
        <draw:line draw:style-name="gr8" draw:text-style-name="P9" draw:layer="layout" svg:x1="32.799cm" svg:y1="32.75cm" svg:x2="31.529cm" svg:y2="32.75cm">
          <text:p/>
        </draw:line>
        <draw:line draw:style-name="gr8" draw:text-style-name="P9" draw:layer="layout" svg:x1="32.799cm" svg:y1="34.02cm" svg:x2="31.529cm" svg:y2="34.02cm">
          <text:p/>
        </draw:line>
        <draw:line draw:style-name="gr8" draw:text-style-name="P9" draw:layer="layout" svg:x1="32.799cm" svg:y1="35.29cm" svg:x2="31.529cm" svg:y2="35.29cm">
          <text:p/>
        </draw:line>
        <draw:line draw:style-name="gr9" draw:text-style-name="P1" draw:layer="layout" svg:x1="33.18cm" svg:y1="30.21cm" svg:x2="33.18cm" svg:y2="35.29cm">
          <text:p/>
        </draw:line>
        <draw:frame draw:style-name="gr10" draw:text-style-name="P10" draw:layer="layout" svg:width="1.556cm" svg:height="0.962cm" svg:x="33.48cm" svg:y="31.788cm">
          <draw:text-box>
            <text:p>25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22:15:59.580643317</meta:creation-date>
    <dc:date>2020-07-10T01:07:39.431991107</dc:date>
    <meta:editing-duration>PT59M40S</meta:editing-duration>
    <meta:editing-cycles>1</meta:editing-cycles>
    <meta:document-statistic meta:object-count="138"/>
    <meta:generator>LibreOffice/6.4.2.2$Linux_X86_64 LibreOffice_project/40$Build-2</meta:generator>
  </office:meta>
</office:document-meta>
</file>